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-left="0.026cm" fo:padding-right="0.026cm" fo:padding-top="0cm" fo:padding-bottom="0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3" style:family="table-cell">
      <style:table-cell-properties style:vertical-align="" fo:background-color="transparent" fo:padding-left="0.026cm" fo:padding-right="0.026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-left="0.026cm" fo:padding-right="0.026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4.A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C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1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5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4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0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1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2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3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8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1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4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5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6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7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78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79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0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1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3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4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86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88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89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0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1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2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3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4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5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9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97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8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99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200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fo:color="#000000" style:font-name="Arial" fo:font-size="10pt" style:font-size-asian="10pt" style:font-size-complex="10pt"/>
    </style:style>
    <style:style style:name="P20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02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0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0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7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" fo:language="pt" fo:country="BR" fo:font-weight="normal" style:font-weight-asian="normal" style:font-weight-complex="normal"/>
    </style:style>
    <style:style style:name="T10" style:family="text">
      <style:text-properties fo:color="#000000" fo:font-weight="normal" fo:background-color="transparent" style:font-weight-asian="normal" style:font-name-complex="Arial2"/>
    </style:style>
    <style:style style:name="T1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2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3" style:family="text">
      <style:text-properties fo:color="#000000" fo:font-weight="normal" style:font-weight-asian="normal" style:font-name-complex="Arial2" style:font-weight-complex="normal"/>
    </style:style>
    <style:style style:name="T14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5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7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8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19" style:family="text">
      <style:text-properties fo:color="#000000" fo:font-weight="bold" style:font-weight-asian="bold" style:font-name-complex="Arial2"/>
    </style:style>
    <style:style style:name="T20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1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2" style:family="text">
      <style:text-properties fo:color="#000000" style:font-name-asian="Times New Roman1" style:language-asian="pt" style:country-asian="BR" style:font-name-complex="Arial2"/>
    </style:style>
    <style:style style:name="T23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4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5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font-weight="bold" style:font-weight-asian="bold" style:font-name-complex="Arial2" style:font-style-complex="italic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font-weight="bold" style:font-weight-asian="bold" style:font-style-complex="italic" style:font-weight-complex="bold"/>
    </style:style>
    <style:style style:name="T33" style:family="text">
      <style:text-properties fo:font-weight="bold" fo:background-color="transparent" style:font-weight-asian="bold" style:font-name-complex="Arial2" style:font-weight-complex="bold"/>
    </style:style>
    <style:style style:name="T34" style:family="text">
      <style:text-properties fo:font-weight="bold" style:language-asian="pt" style:country-asian="BR" style:font-weight-asian="bold" style:font-name-complex="Arial2"/>
    </style:style>
    <style:style style:name="T35" style:family="text">
      <style:text-properties style:font-name="Arial" fo:language="pt" fo:country="BR"/>
    </style:style>
    <style:style style:name="T36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font-name="Arial" fo:language="pt" fo:country="BR" fo:font-weight="normal" style:font-weight-asian="normal"/>
    </style:style>
    <style:style style:name="T39" style:family="text">
      <style:text-properties style:font-name="Arial" fo:language="pt" fo:country="BR" fo:font-weight="normal" style:font-weight-asian="normal" style:font-weight-complex="normal"/>
    </style:style>
    <style:style style:name="T40" style:family="text">
      <style:text-properties style:font-name="Arial" fo:background-color="transparent" style:font-name-complex="Arial"/>
    </style:style>
    <style:style style:name="T41" style:family="text">
      <style:text-properties style:font-name="Arial" fo:background-color="transparent" style:font-name-asian="Calibri1" style:font-style-complex="italic"/>
    </style:style>
    <style:style style:name="T42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3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4" style:family="text">
      <style:text-properties style:font-name="Arial" fo:font-size="10pt" fo:language="pt" fo:country="BR" style:font-size-asian="10pt" style:font-name-complex="Arial2" style:font-size-complex="10pt"/>
    </style:style>
    <style:style style:name="T45" style:family="text">
      <style:text-properties style:font-name="Arial" fo:font-size="10pt" style:font-size-asian="10pt" style:font-size-complex="10pt" style:font-style-complex="italic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style:font-size-asian="10pt" style:font-name-complex="Arial" style:font-size-complex="10pt" style:font-style-complex="italic"/>
    </style:style>
    <style:style style:name="T48" style:family="text">
      <style:text-properties style:font-name="Arial" fo:font-size="10pt" style:text-underline-style="none" fo:font-weight="normal" fo:background-color="transparent" style:font-name-asian="Calibri1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style:font-name-complex="Arial" style:font-style-complex="italic"/>
    </style:style>
    <style:style style:name="T51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2" style:family="text">
      <style:text-properties style:font-name="Arial" style:text-underline-style="none" fo:background-color="transparent" style:font-name-asian="Calibri1" style:font-style-complex="italic"/>
    </style:style>
    <style:style style:name="T53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4" style:family="text">
      <style:text-properties style:font-name="Arial" style:font-style-complex="italic"/>
    </style:style>
    <style:style style:name="T55" style:family="text">
      <style:text-properties style:font-name="Arial" fo:font-weight="bold" style:font-weight-asian="bold" style:font-style-complex="italic"/>
    </style:style>
    <style:style style:name="T56" style:family="text">
      <style:text-properties style:font-name="Arial" fo:language="pt" fo:country="PT" style:font-style-complex="italic"/>
    </style:style>
    <style:style style:name="T57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8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4" style:family="text">
      <style:text-properties fo:font-weight="normal" style:font-weight-asian="normal" style:font-name-complex="Arial2"/>
    </style:style>
    <style:style style:name="T65" style:family="text">
      <style:text-properties fo:font-weight="normal" style:font-weight-asian="normal" style:font-name-complex="Arial2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language="pt" fo:country="BR" fo:font-weight="bold" style:font-weight-asian="bold" style:font-name-complex="Arial2"/>
    </style:style>
    <style:style style:name="T71" style:family="text">
      <style:text-properties fo:language="pt" fo:country="BR" fo:font-weight="bold" style:font-weight-asian="bold" style:font-name-complex="Arial2" style:font-weight-complex="bold"/>
    </style:style>
    <style:style style:name="T72" style:family="text">
      <style:text-properties fo:language="pt" fo:country="BR" fo:font-weight="bold" style:language-asian="pt" style:country-asian="BR" style:font-weight-asian="bold" style:font-name-complex="Arial2"/>
    </style:style>
    <style:style style:name="T73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4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5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6" style:family="text">
      <style:text-properties fo:language="pt" fo:country="BR" style:font-name-complex="Arial2"/>
    </style:style>
    <style:style style:name="T77" style:family="text">
      <style:text-properties fo:language="pt" fo:country="BR" style:font-name-complex="Arial2" style:font-weight-complex="bold"/>
    </style:style>
    <style:style style:name="T78" style:family="text">
      <style:text-properties fo:language="pt" fo:country="BR" style:font-name-complex="Arial2" style:font-style-complex="italic"/>
    </style:style>
    <style:style style:name="T79" style:family="text">
      <style:text-properties fo:language="pt" fo:country="BR" fo:font-style="italic" style:font-style-asian="italic" style:font-name-complex="Arial2"/>
    </style:style>
    <style:style style:name="T80" style:family="text">
      <style:text-properties style:font-name-complex="Arial2"/>
    </style:style>
    <style:style style:name="T81" style:family="text">
      <style:text-properties style:font-name-complex="Arial2" style:font-weight-complex="bold"/>
    </style:style>
    <style:style style:name="T82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3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4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8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9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0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2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3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4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5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6" style:family="text">
      <style:text-properties fo:font-size="10pt" style:text-underline-style="none" style:font-size-asian="10pt" style:font-name-complex="Arial2" style:font-size-complex="10pt"/>
    </style:style>
    <style:style style:name="T97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98" style:family="text">
      <style:text-properties fo:font-size="10pt" style:font-size-asian="10pt" style:font-name-complex="Arial2" style:font-size-complex="10pt"/>
    </style:style>
    <style:style style:name="T99" style:family="text">
      <style:text-properties style:font-style-complex="italic"/>
    </style:style>
    <style:style style:name="T100" style:family="text">
      <style:text-properties style:font-style-complex="italic" style:font-weight-complex="bold"/>
    </style:style>
    <style:style style:name="T101" style:family="text">
      <style:text-properties fo:color="#ff0000"/>
    </style:style>
    <style:style style:name="T102" style:family="text">
      <style:text-properties fo:color="#008000" fo:font-weight="bold" style:font-weight-asian="bold" style:font-name-complex="Arial2" style:font-weight-complex="bold"/>
    </style:style>
    <style:style style:name="T103" style:family="text">
      <style:text-properties fo:background-color="#ffffff" style:font-name-complex="Arial2"/>
    </style:style>
    <style:style style:name="T104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5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6" style:family="text">
      <style:text-properties fo:language="pt" fo:country="PT" fo:font-weight="bold" style:font-weight-asian="bold" style:font-name-complex="Arial2"/>
    </style:style>
    <style:style style:name="T107" style:family="text">
      <style:text-properties fo:language="pt" fo:country="PT" style:font-style-complex="italic" style:font-weight-complex="bold"/>
    </style:style>
    <style:style style:name="T108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09" style:family="text">
      <style:text-properties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10" style:family="text">
      <style:text-properties fo:language="en" fo:country="US" fo:font-weight="bold" style:font-weight-asian="bold" style:font-name-complex="Arial2"/>
    </style:style>
    <style:style style:name="T111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2" style:family="text">
      <style:text-properties fo:language="en" fo:country="US" style:font-name-complex="Arial2" style:font-style-complex="italic"/>
    </style:style>
    <style:style style:name="T113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4" style:family="text">
      <style:text-properties fo:language="en" fo:country="US" style:text-underline-style="none" style:font-name-complex="Arial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8">RELATÓRIO TÉCNICO II</text:p>
      <text:p text:style-name="P72"><text:placeholder text:placeholder-type="text">&lt;setLang('pt_BR')&gt;</text:placeholder></text:p>
      <text:p text:style-name="P175"><text:bookmark-start text:name="bmkHeaderProd1"/><text:span text:style-name="T69"><text:placeholder text:placeholder-type="text">&lt;if test="o.type=='technical_product'"&gt;</text:placeholder></text:span><text:bookmark-end text:name="bmkHeaderProd1"/><text:span text:style-name="T69"><text:placeholder text:placeholder-type="text">&lt;o.technical_product_id.name&gt;</text:placeholder></text:span><text:span text:style-name="T69"><text:placeholder text:placeholder-type="text">&lt;/if&gt;</text:placeholder></text:span><text:bookmark-start text:name="bmkHeaderProd21"/><text:span text:style-name="T69"><text:placeholder text:placeholder-type="text">&lt;if test="o.type=='formulated_product'"&gt;</text:placeholder></text:span><text:bookmark-end text:name="bmkHeaderProd21"/><text:span text:style-name="T69"><text:placeholder text:placeholder-type="text">&lt;o.formulated_product_id.name&gt;</text:placeholder></text:span><text:span text:style-name="T69"><text:placeholder text:placeholder-type="text">&lt;/if&gt;</text:placeholder></text:span></text:p>
      <text:p text:style-name="P171"/>
      <text:p text:style-name="P73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73"/>
      <text:list xml:id="list1472128327" text:style-name="WWNum5">
        <text:list-item>
          <text:p text:style-name="P204">Nome(s) e endereço(s) completo(s) do(s) fabricante(s) e do(s) fornecedor(s) do produto a ser avaliado</text:p>
        </text:list-item>
      </text:list>
      <text:p text:style-name="P134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30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6"><text:span text:style-name="Fuente_20_de_20_párrafo_20_predeter."><text:span text:style-name="T40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68"><text:placeholder text:placeholder-type="text">&lt;for each="importer in o.partner_role_in_registry_ids"&gt;</text:placeholder></text:span><text:span text:style-name="T68"> </text:span></text:p>
      <text:p text:style-name="P76"><text:placeholder text:placeholder-type="text">&lt;if test="importer.type =='importer'"&gt;</text:placeholder></text:p>
      <text:p text:style-name="P142"><text:placeholder text:placeholder-type="text">&lt;importer.partner_id.name&gt;</text:placeholder></text:p>
      <text:p text:style-name="P89"><text:span text:style-name="T68"><text:placeholder text:placeholder-type="text">&lt;importer.partner_id.street&gt;</text:placeholder></text:span><text:span text:style-name="T68">,</text:span></text:p>
      <text:p text:style-name="P89"><text:span text:style-name="T68"><text:placeholder text:placeholder-type="text">&lt;importer.partner_id.city&gt;</text:placeholder></text:span><text:span text:style-name="T68">,</text:span><text:span text:style-name="T68"><text:placeholder text:placeholder-type="text">&lt;importer.partner_id.state_id.name&gt;</text:placeholder></text:span><text:span text:style-name="T68"> - CEP </text:span><text:span text:style-name="T68"><text:placeholder text:placeholder-type="text">&lt;importer.partner_id.zip&gt;</text:placeholder></text:span></text:p>
      <text:p text:style-name="P85"><text:span text:style-name="T80">Tel. </text:span><text:span text:style-name="T16"><text:placeholder text:placeholder-type="text">&lt;importer.partner_id.phone&gt;</text:placeholder></text:span><text:span text:style-name="T16"> </text:span><text:span text:style-name="T80">– Fax: </text:span><text:span text:style-name="T16"><text:placeholder text:placeholder-type="text">&lt;importer.partner_id.fax&gt;</text:placeholder></text:span><text:span text:style-name="T16"> </text:span></text:p>
      <text:p text:style-name="P85"><text:span text:style-name="T80">CNPJ: </text:span><text:span text:style-name="T16"><text:placeholder text:placeholder-type="text">&lt;importer.partner_id.vat&gt;</text:placeholder></text:span><text:span text:style-name="T16"> </text:span><text:span text:style-name="T80">– Inscrição Estadual: </text:span><text:span text:style-name="T16"><text:placeholder text:placeholder-type="text">&lt;importer.partner_id.state_registration_code&gt;</text:placeholder></text:span><text:span text:style-name="T16"> </text:span></text:p>
      <text:p text:style-name="P82"><text:span text:style-name="T44">Registro Estadual n</text:span><text:span text:style-name="T82">o</text:span><text:span text:style-name="hps"><text:span text:style-name="T83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4">Registro de</text:span></text:span><text:span text:style-name="short_5f_text"><text:span text:style-name="T44"> </text:span></text:span><text:span text:style-name="hps"><text:span text:style-name="T44">agência</text:span></text:span><text:span text:style-name="short_5f_text"><text:span text:style-name="T44"> </text:span></text:span><text:span text:style-name="hps"><text:span text:style-name="T44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5"><text:placeholder text:placeholder-type="text">&lt;/if&gt;</text:placeholder></text:p>
      <text:p text:style-name="P84"><text:span text:style-name="T101"><text:placeholder text:placeholder-type="text">&lt;/for&gt;</text:placeholder></text:span><text:span text:style-name="T1"> </text:span></text:p>
      <text:p text:style-name="P125"><text:span text:style-name="Fuente_20_de_20_párrafo_20_predeter."><text:span text:style-name="T45"/></text:span></text:p>
      <text:p text:style-name="P125"><text:span text:style-name="Fuente_20_de_20_párrafo_20_predeter."><text:span text:style-name="T54"><text:placeholder text:placeholder-type="text">&lt;/if&gt;</text:placeholder></text:span></text:span></text:p>
      <text:p text:style-name="P13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8"><text:span text:style-name="Fuente_20_de_20_párrafo_20_predeter."><text:span text:style-name="T46"/></text:span></text:p>
      <text:p text:style-name="P77">FORMULADORES / MANIPULADORES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0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5"><text:soft-page-break/><text:span text:style-name="Fuente_20_de_20_párrafo_20_predeter."><text:span text:style-name="T45"/></text:span></text:p>
      <text:p text:style-name="P125"><text:span text:style-name="Fuente_20_de_20_párrafo_20_predeter."><text:span text:style-name="T54"><text:placeholder text:placeholder-type="text">&lt;/if&gt;</text:placeholder></text:span></text:span></text:p>
      <text:p text:style-name="P140"><text:span text:style-name="Fuente_20_de_20_párrafo_20_predeter."><text:span text:style-name="T51"><text:placeholder text:placeholder-type="text">&lt;if test="o.type=='formulated_product'"&gt;</text:placeholder></text:span></text:span></text:p>
      <text:list xml:id="list1703934374" text:continue-numbering="true" text:style-name="WWNum5">
        <text:list-item>
          <text:p text:style-name="P201"><text:span text:style-name="Fuente_20_de_20_párrafo_20_predeter."><text:span text:style-name="T41">Código(s) atribuído(s) durante a fase experimental:</text:span></text:span></text:p>
        </text:list-item>
      </text:list>
      <text:p text:style-name="P140"><text:span text:style-name="Fuente_20_de_20_párrafo_20_predeter."><text:span text:style-name="T48"/></text:span></text:p>
      <text:p text:style-name="P124"><text:span text:style-name="Fuente_20_de_20_párrafo_20_predeter."><text:span text:style-name="T52"><text:placeholder text:placeholder-type="text">&lt;o.formulated_product_id.default_code&gt;</text:placeholder></text:span></text:span></text:p>
      <text:p text:style-name="P140"><text:span text:style-name="Fuente_20_de_20_párrafo_20_predeter."><text:span text:style-name="T48"/></text:span></text:p>
      <text:p text:style-name="P125"><text:span text:style-name="Fuente_20_de_20_párrafo_20_predeter."><text:span text:style-name="T54"><text:placeholder text:placeholder-type="text">&lt;/if&gt;</text:placeholder></text:span></text:span></text:p>
      <text:list xml:id="list1817458603" text:continue-numbering="true" text:style-name="WWNum5">
        <text:list-item>
          <text:p text:style-name="P203">número(s) de código do(s) ingrediente(s) ativo(s) no Chemical Abstracts Service Registry (CAS)</text:p>
        </text:list-item>
      </text:list>
      <text:p text:style-name="P131"><text:bookmark-start text:name="bkmFabNome31"/><text:bookmark-start text:name="bkmFabProcs"/></text:p>
      <text:p text:style-name="P119"><text:placeholder text:placeholder-type="text">&lt;for each="cqq in cqqs(o,'chemical')"&gt;</text:placeholder></text:p>
      <text:p text:style-name="P119"><text:span text:style-name="T25"><text:placeholder text:placeholder-type="text">&lt;cqq.ingredient_id.name&gt;</text:placeholder></text:span><text:span text:style-name="T24"> </text:span><text:span text:style-name="T80">CAS nº </text:span><text:span text:style-name="T34"><text:placeholder text:placeholder-type="text">&lt;cqq.ingredient_id.cas&gt;</text:placeholder></text:span></text:p>
      <text:p text:style-name="P128"><text:placeholder text:placeholder-type="text">&lt;/for&gt;</text:placeholder></text:p>
      <text:p text:style-name="P128"/>
      <text:p text:style-name="P139"><text:span text:style-name="Fuente_20_de_20_párrafo_20_predeter."><text:span text:style-name="T50"><text:placeholder text:placeholder-type="text">&lt;if test="o.type=='technical_product'"&gt;</text:placeholder></text:span></text:span></text:p>
      <text:list xml:id="list1666341678" text:continue-numbering="true" text:style-name="WWNum5">
        <text:list-item>
          <text:p text:style-name="P201">Esquema do processo produtivo do produto, contemplando suas etapas de síntese, seus subprodutos e impurezas; (Anexo 16.5)</text:p>
        </text:list-item>
      </text:list>
      <text:p text:style-name="P128"/>
      <text:p text:style-name="P161"><text:span text:style-name="T81">Seguem anexas as cópias autenticadas das</text:span><text:span text:style-name="T31"> </text:span><text:span text:style-name="T81">declarações fornecidas pelo fabricante e de suas respectivas traduções juramentadas:</text:span></text:p>
      <text:p text:style-name="P160"/>
      <text:p text:style-name="P104">Fabricante: <text:span text:style-name="T66"><text:placeholder text:placeholder-type="text">&lt;for each="manufacturer in partners(o, 'manufacturer')"&gt;</text:placeholder></text:span><text:span text:style-name="T66"> </text:span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2"/>
      <text:p text:style-name="P163"><text:placeholder text:placeholder-type="text">&lt;if test="p_doc(o, 'Authorization letter', 'approved', manufacturer)"&gt;</text:placeholder></text:p>
      <text:p text:style-name="P163"><text:placeholder text:placeholder-type="text">&lt;for each="doc in p_doc(o, 'Authorization letter', 'approved', manufacturer)"&gt;</text:placeholder></text:p>
      <text:p text:style-name="P169"><text:span text:style-name="T22">- Carta de Autorização de Acesso de Uso de Dados – </text:span><text:span text:style-name="T22"><text:placeholder text:placeholder-type="text">&lt;doc.name&gt;</text:placeholder></text:span><text:span text:style-name="T22"> </text:span><text:span text:style-name="T23">Carta de Acesso de Uso de Dado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7"><text:placeholder text:placeholder-type="text">&lt;/for&gt;</text:placeholder></text:p>
      <text:p text:style-name="P165"><text:placeholder text:placeholder-type="text">&lt;/if&gt;</text:placeholder></text:p>
      <text:p text:style-name="P163"><text:placeholder text:placeholder-type="text">&lt;if test="p_doc(o, 'Process of manufacture', 'approved', manufacturer)"&gt;</text:placeholder></text:p>
      <text:p text:style-name="P163"><text:placeholder text:placeholder-type="text">&lt;for each="doc in p_doc(o, 'Process of manufacture', 'approved', manufacturer)"&gt;</text:placeholder></text:p>
      <text:p text:style-name="P169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81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placeholder text:placeholder-type="text">&lt;/if&gt;</text:placeholder></text:p>
      <text:p text:style-name="P163"><text:placeholder text:placeholder-type="text">&lt;if test="p_doc(o, 'Justification of impurities', 'approved', manufacturer)"&gt;</text:placeholder></text:p>
      <text:p text:style-name="P163"><text:placeholder text:placeholder-type="text">&lt;for each="doc in p_doc(o, 'Justification of impurities', 'approved', manufacturer)"&gt;</text:placeholder></text:p>
      <text:p text:style-name="P169"><text:span text:style-name="T22">- Discussão sobre a formação teórica de todas as possíveis impurezas geradas no processo de fabricação do produto técnico </text:span><text:span text:style-name="T22"><text:placeholder text:placeholder-type="text">&lt;doc.name&gt;</text:placeholder></text:span><text:span text:style-name="T22"> </text:span><text:span text:style-name="T23">Justificativa de Formação de Impureza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placeholder text:placeholder-type="text">&lt;/if&gt;</text:placeholder></text:p>
      <text:p text:style-name="P163"><text:placeholder text:placeholder-type="text">&lt;if test="p_doc(o, 'Declaration of Supply', 'approved', manufacturer)"&gt;</text:placeholder></text:p>
      <text:p text:style-name="P163"><text:placeholder text:placeholder-type="text">&lt;for each="doc in p_doc(o, 'Declaration of Supply', 'approved', manufacturer)"&gt;</text:placeholder></text:p>
      <text:p text:style-name="P169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soft-page-break/><text:placeholder text:placeholder-type="text">&lt;/if&gt;</text:placeholder></text:p>
      <text:p text:style-name="P166"><text:placeholder text:placeholder-type="text">&lt;/for&gt;</text:placeholder></text:p>
      <text:p text:style-name="P166"/>
      <text:list xml:id="list889184029" text:continue-numbering="true" text:style-name="WWNum5">
        <text:list-item>
          <text:p text:style-name="P202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8"/>
      <text:p text:style-name="P155"><text:span text:style-name="T81">Segue anexa a Declaração da Composição Quali-Quantitativa para o produto </text:span><text:span text:style-name="T20"><text:placeholder text:placeholder-type="text">&lt;o.technical_product_id.name&gt;</text:placeholder></text:span><text:span text:style-name="T81"> elaborada com base no estudo de análise de cinco bateladas.</text:span></text:p>
      <text:p text:style-name="P153"/>
      <text:p text:style-name="P104"><text:placeholder text:placeholder-type="text">&lt;for each="manufacturer in partners(o, 'manufacturer')"&gt;</text:placeholder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3"><text:placeholder text:placeholder-type="text">&lt;if test="study(o, 'Five-Batches', 'approved', supplier_id=manufacturer)"&gt;</text:placeholder></text:p>
      <text:p text:style-name="P163"><text:placeholder text:placeholder-type="text">&lt;for each="study in study(o, 'Five-Batches', 'approved', supplier_id=manufacturer)"&gt;</text:placeholder></text:p>
      <text:p text:style-name="P107"/>
      <text:p text:style-name="P174">Estudo de análise de cinco bateladas:</text:p>
      <text:p text:style-name="P174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5"><text:placeholder text:placeholder-type="text">&lt;/if&gt;</text:placeholder></text:p>
      <text:p text:style-name="P170"><text:placeholder text:placeholder-type="text">&lt;/for&gt;</text:placeholder></text:p>
      <text:p text:style-name="P172">Estas informações e documentos estão constantes no Anexo 16.1</text:p>
      <text:p text:style-name="P172"/>
      <text:list xml:id="list864094988" text:continue-numbering="true" text:style-name="WWNum5">
        <text:list-item>
          <text:p text:style-name="P202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2"/>
      <text:h text:style-name="P97" text:outline-level="1"><text:span text:style-name="T13">As impurezas são discutidas na “Declaração da Composição Qualitativa e Quantitativa” do </text:span><text:span text:style-name="T11">produto </text:span><text:span text:style-name="T12"><text:placeholder text:placeholder-type="text">&lt;o.technical_product_id.name&gt;</text:placeholder></text:span><text:span text:style-name="T11"> , <text:s/>elaborada com base no estudo de análise de cinco bateladas</text:span><text:span text:style-name="T10">. </text:span></text:h>
      <text:p text:style-name="P95"/>
      <text:p text:style-name="P104"><text:placeholder text:placeholder-type="text">&lt;for each="manufacturer in partners(o, 'manufacturer')"&gt;</text:placeholder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3"><text:placeholder text:placeholder-type="text">&lt;if test="study(o, 'Five-Batches', 'approved', supplier_id=manufacturer)"&gt;</text:placeholder></text:p>
      <text:p text:style-name="P163"><text:placeholder text:placeholder-type="text">&lt;for each="study in study(o, 'Five-Batches', 'approved', supplier_id=manufacturer)"&gt;</text:placeholder></text:p>
      <text:p text:style-name="P107"/>
      <text:p text:style-name="P174">Estudo de análise de cinco bateladas:</text:p>
      <text:p text:style-name="P174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5"><text:soft-page-break/><text:placeholder text:placeholder-type="text">&lt;/if&gt;</text:placeholder></text:p>
      <text:p text:style-name="P170"><text:placeholder text:placeholder-type="text">&lt;/for&gt;</text:placeholder></text:p>
      <text:h text:style-name="P96" text:outline-level="1">Estas informações e documentos estão constantes no Anexo 16.1</text:h>
      <text:p text:style-name="P139"><text:span text:style-name="Fuente_20_de_20_párrafo_20_predeter."><text:span text:style-name="T47"/></text:span></text:p>
      <text:list xml:id="list611786021" text:continue-numbering="true" text:style-name="WWNum5">
        <text:list-item>
          <text:p text:style-name="P202">Descrição da(s) metodologia(s) analítica(s) para caracterização quali-quantitativa do ingrediente ativo e, quando pertinente, das impurezas toxicologicamente significativas;</text:p>
        </text:list-item>
      </text:list>
      <text:p text:style-name="P128"/>
      <text:h text:style-name="P93" text:outline-level="1"><text:span text:style-name="T64">As impurezas são discutidas na </text:span><text:span text:style-name="T80">“Declaração da Composição Qualitativa e Quantitativa”</text:span><text:span text:style-name="T64"> do produto </text:span><text:span text:style-name="T30"><text:placeholder text:placeholder-type="text">&lt;o.technical_product_id.name&gt;</text:placeholder></text:span><text:span text:style-name="T30">,</text:span><text:span text:style-name="T65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4" text:outline-level="1">Estas informações e documentos estão constantes no Anexo 16.1</text:h>
      <text:p text:style-name="P126"><text:span text:style-name="Fuente_20_de_20_párrafo_20_predeter."><text:span text:style-name="T45"/></text:span></text:p>
      <text:list xml:id="list1271969419" text:continue-numbering="true" text:style-name="WWNum5">
        <text:list-item>
          <text:p text:style-name="P202">Teste e informações constantes no Anexo IV – Portaria Normativa nº84/96:</text:p>
        </text:list-item>
      </text:list>
      <text:p text:style-name="P128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20"><text:placeholder text:placeholder-type="text">&lt;for each="study in studies(o,  'Ponto de fusão','approved')"&gt;</text:placeholder></text:p>
      <text:p text:style-name="P42"/>
      <text:p text:style-name="P53"><text:span text:style-name="T31">Resumo</text:span><text:span text:style-name="T81">: </text:span><text:span text:style-name="T59"><text:placeholder text:placeholder-type="text">&lt;insert_html(study.summary_pt)&gt;</text:placeholder></text:span></text:p>
      <text:p text:style-name="P47"/>
      <text:p text:style-name="P54"><text:span text:style-name="T31">Resultado</text:span><text:span text:style-name="T81">: </text:span><text:span text:style-name="T60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6"><text:placeholder text:placeholder-type="text">&lt;/for&gt;</text:placeholder></text:p>
      <text:p text:style-name="P146"/>
      <text:p text:style-name="P90">C.7 - Pressão de vapor (Anexo 16.6.2)</text:p>
      <text:p text:style-name="P120"><text:placeholder text:placeholder-type="text">&lt;for each="study in studies(o,  'Pressão vapor','approved')"&gt;</text:placeholder></text:p>
      <text:p text:style-name="P156"/>
      <text:p text:style-name="P57"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6"><text:placeholder text:placeholder-type="text">&lt;/for&gt;</text:placeholder></text:p>
      <text:p text:style-name="P146"/>
      <text:p text:style-name="P92"><text:span text:style-name="T19">C.8 - Solubilidade em água</text:span><text:span text:style-name="T102"> </text:span><text:span text:style-name="T19">(Anexo 16.6.3)</text:span></text:p>
      <text:p text:style-name="P120"><text:placeholder text:placeholder-type="text">&lt;for each="study in studies(o,  'Solubilidade/Miscibilidade','approved')"&gt;</text:placeholder></text:p>
      <text:p text:style-name="P157"/>
      <text:p text:style-name="P57"><text:soft-page-break/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56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46"><text:placeholder text:placeholder-type="text">&lt;/for&gt;</text:placeholder></text:p>
      <text:p text:style-name="P49"/>
      <text:p text:style-name="P91">C.14 - Coeficiente de partição N-octanol/água (Anexo 16.6.4)</text:p>
      <text:p text:style-name="P120"><text:placeholder text:placeholder-type="text">&lt;for each="study in studies(o,  'Coeficiente de partição N-octanol/água','approved')"&gt;</text:placeholder></text:p>
      <text:p text:style-name="P157"/>
      <text:p text:style-name="P57"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121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32"><text:placeholder text:placeholder-type="text">&lt;/for&gt;</text:placeholder></text:p>
      <text:p text:style-name="P128"/>
      <text:list xml:id="list1993623764" text:continue-numbering="true" text:style-name="WWNum5">
        <text:list-item>
          <text:p text:style-name="P202">Outros dados, informações ou documentos exigidos em normas complementares</text:p>
        </text:list-item>
      </text:list>
      <text:p text:style-name="P128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2">Produto de Referência</text:p>
          </table:table-cell>
          <table:table-cell table:style-name="Tabla2.A1" office:value-type="string">
            <text:p text:style-name="P192">Nº Registro MAPA</text:p>
          </table:table-cell>
        </table:table-row>
        <table:table-row table:style-name="Tabla2.1">
          <table:table-cell table:style-name="Tabla2.A2" office:value-type="string">
            <text:p text:style-name="P143"><text:span text:style-name="Fuente_20_de_20_párrafo_20_predeter."><text:span text:style-name="T37"><text:placeholder text:placeholder-type="text">&lt;if test="information(o, 'Produto de referência - Nome')"&gt;</text:placeholder></text:span></text:span><text:span text:style-name="Fuente_20_de_20_párrafo_20_predeter."><text:span text:style-name="T37"><text:placeholder text:placeholder-type="text">&lt;insert_html(information(o, 'Produto de referência - Nome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  <table:table-cell table:style-name="Tabla2.B2" office:value-type="string">
            <text:p text:style-name="P143"><text:span text:style-name="Fuente_20_de_20_párrafo_20_predeter."><text:span text:style-name="T37"><text:placeholder text:placeholder-type="text">&lt;if test="information(o, 'Produto de referência - Número Registro')"&gt;</text:placeholder></text:span></text:span><text:span text:style-name="Fuente_20_de_20_párrafo_20_predeter."><text:span text:style-name="T37"><text:placeholder text:placeholder-type="text">&lt;insert_html(information(o, 'Produto de referência - Número Registro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58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5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4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6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6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77"><text:span text:style-name="T35"><text:placeholder text:placeholder-type="text">&lt;as_list(packaging.packaging_capacity_ids, '; ')&gt;</text:placeholder></text:span><text:span text:style-name="T35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76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58">Comprovante de recolhimento do valor relativo ao Check-list, constante do Anexo IX, através do Documento Técnico de Arrecadação - DUA:</text:p>
      <text:p text:style-name="P44"/>
      <text:p text:style-name="P7"><text:soft-page-break/>Segue anexas à capa do requerimento:</text:p>
      <text:p text:style-name="P106"><text:placeholder text:placeholder-type="text">&lt;for each="tax in taxes(o,partner_ref='IBAMA')"&gt;</text:placeholder></text:p>
      <text:p text:style-name="P179"><text:span text:style-name="T80">- 2 vias do Peticionamento Eletrônico </text:span><text:span text:style-name="T103">nº </text:span><text:span text:style-name="T17"><text:placeholder text:placeholder-type="text">&lt;tax.reference&gt;</text:placeholder></text:span></text:p>
      <text:p text:style-name="P154"/>
      <text:p text:style-name="P179"><text:span text:style-name="T80">- Comprovante de pagamento da taxa de conferência de documentação técnica para avaliação e registro de agrotóxicos e afins no valor de R$ </text:span><text:span text:style-name="T17"><text:placeholder text:placeholder-type="text">&lt;tax.amount&gt;</text:placeholder></text:span></text:p>
      <text:p text:style-name="P178"/>
      <text:p text:style-name="P179"><text:span text:style-name="T80">- Justificativa esclarecendo as diferenças de dados numéricos entre o Peticionamento Eletrônico nº </text:span><text:span text:style-name="T17"><text:placeholder text:placeholder-type="text">&lt;tax.reference&gt;</text:placeholder></text:span><text:span text:style-name="T17"> </text:span><text:span text:style-name="T80">e o Requerimento de Registro de Produto Equivalente do </text:span><text:span text:style-name="T20"><text:placeholder text:placeholder-type="text">&lt;o.technical_product_id.name&gt;</text:placeholder></text:span><text:span text:style-name="T20">.</text:span></text:p>
      <text:p text:style-name="P105"><text:placeholder text:placeholder-type="text">&lt;/for&gt;</text:placeholder></text:p>
      <text:p text:style-name="P148"/>
      <text:p text:style-name="P149">Cópia do Certificado de Registro Especial Temporário – RET quando houver testes realizados no Brasil. (Anexo 11.10)</text:p>
      <text:p text:style-name="P149"/>
      <text:p text:style-name="P103"><text:span text:style-name="Fuente_20_de_20_párrafo_20_predeter."><text:span text:style-name="T39"><text:placeholder text:placeholder-type="text">&lt;for each="ret in o.product_in_ret_ids"&gt;</text:placeholder></text:span></text:span></text:p>
      <text:p text:style-name="P102"><text:span text:style-name="T38">Segue cópia autenticada do RET</text:span><text:span text:style-name="Fuente_20_de_20_párrafo_20_predeter."><text:span text:style-name="T9">. </text:span></text:span><text:span text:style-name="T38"><text:s/>Nº </text:span><text:span text:style-name="Fuente_20_de_20_párrafo_20_predeter."><text:span text:style-name="T9"><text:placeholder text:placeholder-type="text">&lt;ret.ret_registry_id.name&gt;</text:placeholder></text:span></text:span><text:span text:style-name="Fuente_20_de_20_párrafo_20_predeter."><text:span text:style-name="T9"> </text:span></text:span><text:span text:style-name="T38">emitido em </text:span><text:span text:style-name="Fuente_20_de_20_párrafo_20_predeter."><text:span text:style-name="T92"><text:placeholder text:placeholder-type="text">&lt;if test="ret.ret_registry_id.registry_date"&gt;</text:placeholder></text:span></text:span><text:span text:style-name="Fuente_20_de_20_párrafo_20_predeter."><text:span text:style-name="T18"><text:placeholder text:placeholder-type="text">&lt;ret.ret_registry_id.registry_date&gt;</text:placeholder></text:span></text:span><text:span text:style-name="Fuente_20_de_20_párrafo_20_predeter."><text:span text:style-name="T92"><text:placeholder text:placeholder-type="text">&lt;/if&gt;</text:placeholder></text:span></text:span><text:span text:style-name="Fuente_20_de_20_párrafo_20_predeter."><text:span text:style-name="T9"> </text:span></text:span><text:span text:style-name="T38">com validade até </text:span><text:span text:style-name="Fuente_20_de_20_párrafo_20_predeter."><text:span text:style-name="T92"><text:placeholder text:placeholder-type="text">&lt;if test="ret.ret_registry_id.registry_expiration_date"&gt;</text:placeholder></text:span></text:span><text:span text:style-name="Fuente_20_de_20_párrafo_20_predeter."><text:span text:style-name="T18"><text:placeholder text:placeholder-type="text">&lt;formatLang(ret.ret_registry_id.registry_expiration_date,date=True)&gt;</text:placeholder></text:span></text:span><text:span text:style-name="Fuente_20_de_20_párrafo_20_predeter."><text:span text:style-name="T92"><text:placeholder text:placeholder-type="text">&lt;/if&gt;</text:placeholder></text:span></text:span><text:span text:style-name="T38">, que suporta as pesquisas realizadas para o produto codificado como <text:s/></text:span><text:span text:style-name="Fuente_20_de_20_párrafo_20_predeter."><text:span text:style-name="T9"><text:placeholder text:placeholder-type="text">&lt;ret.scientific_name&gt;</text:placeholder></text:span></text:span></text:p>
      <text:p text:style-name="P141"><text:span text:style-name="Fuente_20_de_20_párrafo_20_predeter."><text:span text:style-name="T53"><text:placeholder text:placeholder-type="text">&lt;/for&gt;</text:placeholder></text:span></text:span></text:p>
      <text:p text:style-name="P127"><text:span text:style-name="Fuente_20_de_20_párrafo_20_predeter."><text:span text:style-name="T43"><text:placeholder text:placeholder-type="text">&lt;/if&gt;</text:placeholder></text:span></text:span></text:p>
      <text:p text:style-name="P137"><text:span text:style-name="Fuente_20_de_20_párrafo_20_predeter."><text:span text:style-name="T42"><text:placeholder text:placeholder-type="text">&lt;if test="o.type=='formulated_product'"&gt;</text:placeholder></text:span></text:span></text:p>
      <text:list xml:id="list317156001" text:continue-numbering="true" text:style-name="WWNum5">
        <text:list-item>
          <text:p text:style-name="P201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8"/>
      <text:p text:style-name="P128"><text:span text:style-name="T99">Segue em anexo a Declaração do Processo Produtivo do</text:span><text:span text:style-name="T32"> </text:span><text:span text:style-name="T104"><text:placeholder text:placeholder-type="text">&lt;o.formulated_product_id.name&gt;</text:placeholder></text:span><text:span text:style-name="T104">, </text:span><text:span text:style-name="T99">emitida em </text:span><field:fieldmark-start text:name="__Fieldmark__3179_990801037" field:type=""/><text:span text:style-name="T99">12 de julho de 2010</text:span><field:fieldmark-end/><text:span text:style-name="T99">. </text:span></text:p>
      <text:p text:style-name="P123"><text:span text:style-name="Fuente_20_de_20_párrafo_20_predeter."><text:span text:style-name="T47"/></text:span></text:p>
      <text:list xml:id="list572344988" text:continue-numbering="true" text:style-name="WWNum5">
        <text:list-item>
          <text:p text:style-name="P202"><text:span text:style-name="Fuente_20_de_20_párrafo_20_predeter."><text:span text:style-name="T99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5"><text:span text:style-name="Fuente_20_de_20_párrafo_20_predeter."><text:span text:style-name="T45"/></text:span></text:p>
      <text:p text:style-name="P125"><text:span text:style-name="Fuente_20_de_20_párrafo_20_predeter."><text:span text:style-name="T54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56">, </text:span></text:span><text:span text:style-name="Fuente_20_de_20_párrafo_20_predeter."><text:span text:style-name="T54">emitida em </text:span></text:span><field:fieldmark-start text:name="__Fieldmark__3225_990801037" field:type=""/><text:span text:style-name="Fuente_20_de_20_párrafo_20_predeter."><text:span text:style-name="T54">12 de julho de 2010</text:span></text:span><field:fieldmark-end/><text:span text:style-name="Fuente_20_de_20_párrafo_20_predeter."><text:span text:style-name="T54">.</text:span></text:span><text:span text:style-name="Fuente_20_de_20_párrafo_20_predeter."><text:span text:style-name="T55"> </text:span></text:span></text:p>
      <text:p text:style-name="P122"><text:span text:style-name="Fuente_20_de_20_párrafo_20_predeter."><text:span text:style-name="T47"/></text:span></text:p>
      <text:list xml:id="list2036403764" text:continue-numbering="true" text:style-name="WWNum5">
        <text:list-item>
          <text:p text:style-name="P202"><text:span text:style-name="Fuente_20_de_20_párrafo_20_predeter."><text:span text:style-name="T99">Declaração dos limites máximos e mínimos de variação do teor de cada componente do produto formulado: (Anexo 13.1)</text:span></text:span></text:p>
        </text:list-item>
      </text:list>
      <text:p text:style-name="P125"><text:span text:style-name="Fuente_20_de_20_párrafo_20_predeter."><text:span text:style-name="T45"/></text:span></text:p>
      <text:p text:style-name="P125"><text:span text:style-name="Fuente_20_de_20_párrafo_20_predeter."><text:span text:style-name="T54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56">, </text:span></text:span><text:span text:style-name="Fuente_20_de_20_párrafo_20_predeter."><text:span text:style-name="T54">emitida em </text:span></text:span><field:fieldmark-start text:name="__Fieldmark__3277_990801037" field:type=""/><text:span text:style-name="Fuente_20_de_20_párrafo_20_predeter."><text:span text:style-name="T54">12 de julho de 2010</text:span></text:span><field:fieldmark-end/><text:span text:style-name="Fuente_20_de_20_párrafo_20_predeter."><text:span text:style-name="T54">.</text:span></text:span><text:span text:style-name="Fuente_20_de_20_párrafo_20_predeter."><text:span text:style-name="T55"> </text:span></text:span></text:p>
      <text:p text:style-name="P125"><text:span text:style-name="Fuente_20_de_20_párrafo_20_predeter."><text:span text:style-name="T45"/></text:span></text:p>
      <text:list xml:id="list1409059671" text:continue-numbering="true" text:style-name="WWNum5">
        <text:list-item>
          <text:p text:style-name="P202"><text:span text:style-name="Fuente_20_de_20_párrafo_20_predeter."><text:span text:style-name="T99">Informações toxicológicas e ambientais sobre os principais produtos de degradação do produto técnico acompanhadas de cópia de referência bibliográfica:</text:span></text:span></text:p>
        </text:list-item>
      </text:list>
      <text:p text:style-name="P125"><text:span text:style-name="Fuente_20_de_20_párrafo_20_predeter."><text:span text:style-name="T45"/></text:span></text:p>
      <text:p text:style-name="P122"><text:span text:style-name="Fuente_20_de_20_párrafo_20_predeter."><text:span text:style-name="T54">Não se aplica. Trata-se de Produto Formulado com base em Produto Técnico Equivalente.</text:span></text:span></text:p>
      <text:p text:style-name="P125"/>
      <text:list xml:id="list568283104" text:continue-numbering="true" text:style-name="WWNum5">
        <text:list-item>
          <text:p text:style-name="P202"><text:soft-page-break/><text:span text:style-name="Fuente_20_de_20_párrafo_20_predeter."><text:span text:style-name="T99">Cópia do certificado de registro ou do comprovante de protocolo do requerimento de registro do produto técnico (Anexo 13.11)</text:span></text:span></text:p>
        </text:list-item>
      </text:list>
      <text:p text:style-name="P128"/>
      <text:p text:style-name="P35"><text:span text:style-name="T76">Segue anexo cópia autenticada dos protocolos de requerimento de registro dos produtos </text:span><text:span text:style-name="T105"><text:placeholder text:placeholder-type="text">&lt;o.formulated_product_id.name&gt;</text:placeholder></text:span><text:span text:style-name="T29"> </text:span><text:span text:style-name="T80">no MAPA, ANVISA e IBAMA, realizados em </text:span><text:span text:style-name="T28"><text:placeholder text:placeholder-type="text">&lt;for each="process in processes(o, 'MAPA')"&gt;</text:placeholder></text:span><text:span text:style-name="T27"><text:placeholder text:placeholder-type="text">&lt;if test="process.open_official_letter_id"&gt;</text:placeholder></text:span><text:span text:style-name="T27"><text:placeholder text:placeholder-type="text">&lt;if test="process.open_official_letter_id.protocol_date"&gt;</text:placeholder></text:span><text:span text:style-name="T27"><text:placeholder text:placeholder-type="text">&lt;process.open_official_letter_id.protocol_date&gt;</text:placeholder></text:span><text:span text:style-name="T27"><text:placeholder text:placeholder-type="text">&lt;/if&gt;</text:placeholder></text:span><text:span text:style-name="T27"><text:placeholder text:placeholder-type="text">&lt;/if&gt;</text:placeholder></text:span><text:span text:style-name="T28"><text:placeholder text:placeholder-type="text">&lt;/for&gt;</text:placeholder></text:span></text:p>
      <text:p text:style-name="P184"><text:placeholder text:placeholder-type="text">&lt;o.formulated_product_id.name&gt;</text:placeholder></text:p>
      <text:list xml:id="list1892967636" text:style-name="L1">
        <text:list-item>
          <text:p text:style-name="P199"><text:span text:style-name="T80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200"><text:span text:style-name="T80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200"><text:span text:style-name="T74">Processo no IBAMA sob nº </text:span><text:span text:style-name="T74"><text:placeholder text:placeholder-type="text">&lt;for each="process in processes(o, 'IBAMA')"&gt;</text:placeholder></text:span><text:span text:style-name="T74"> </text:span><text:span text:style-name="T74"><text:placeholder text:placeholder-type="text">&lt;if test="process.open_official_letter_id"&gt;</text:placeholder></text:span><text:span text:style-name="T74"><text:tab/></text:span><text:span text:style-name="T74"><text:placeholder text:placeholder-type="text">&lt;process.open_official_letter_id.protocol&gt;</text:placeholder></text:span><text:span text:style-name="T74"><text:tab/></text:span><text:span text:style-name="T74"><text:placeholder text:placeholder-type="text">&lt;/if&gt;</text:placeholder></text:span><text:span text:style-name="T74"> </text:span><text:span text:style-name="T74"><text:placeholder text:placeholder-type="text">&lt;/for&gt;</text:placeholder></text:span></text:p>
        </text:list-item>
      </text:list>
      <text:p text:style-name="P128"/>
      <text:list xml:id="list1186832437" text:continue-list="list568283104" text:style-name="WWNum5">
        <text:list-item>
          <text:p text:style-name="P202"><text:span text:style-name="Fuente_20_de_20_párrafo_20_predeter."><text:span text:style-name="T99">Comprovante ou protocolo de registro no Brasil dos componentes do </text:span></text:span><text:span text:style-name="Fuente_20_de_20_párrafo_20_predeter."><text:span text:style-name="T100"><text:placeholder text:placeholder-type="text">&lt;o.formulated_product_id.name&gt;</text:placeholder></text:span></text:span></text:p>
        </text:list-item>
      </text:list>
      <text:p text:style-name="P128"/>
      <text:p text:style-name="P183"><text:span text:style-name="T76">Cópia dos protocolos de requerimento de registro de componentes do produto</text:span><text:span text:style-name="T105"><text:placeholder text:placeholder-type="text">&lt;o.formulated_product_id.name&gt;</text:placeholder></text:span><text:span text:style-name="T70"> </text:span><text:span text:style-name="T76">no MAPA, ANVISA e IBAMA, realizados em </text:span><text:span text:style-name="T74"><text:placeholder text:placeholder-type="text">&lt;for each="process in processes(o, 'MAPA')"&gt;</text:placeholder></text:span><text:span text:style-name="T74"><text:placeholder text:placeholder-type="text">&lt;if test="process.open_official_letter_id"&gt;</text:placeholder></text:span><text:span text:style-name="T74"><text:placeholder text:placeholder-type="text">&lt;if test="process.open_official_letter_id.protocol_date"&gt;</text:placeholder></text:span><text:span text:style-name="T74"><text:placeholder text:placeholder-type="text">&lt;process.open_official_letter_id.protocol_date&gt;</text:placeholder></text:span><text:span text:style-name="T74"><text:placeholder text:placeholder-type="text">&lt;/if&gt;</text:placeholder></text:span><text:span text:style-name="T74"><text:placeholder text:placeholder-type="text">&lt;/if&gt;</text:placeholder></text:span><text:span text:style-name="T74"><text:placeholder text:placeholder-type="text">&lt;/for&gt;</text:placeholder></text:span></text:p>
      <text:p text:style-name="P184"><text:placeholder text:placeholder-type="text">&lt;o.formulated_product_id.name&gt;</text:placeholder></text:p>
      <text:list xml:id="list206442519" text:continue-list="list1892967636" text:style-name="L1">
        <text:list-item>
          <text:p text:style-name="P199"><text:span text:style-name="T80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200"><text:span text:style-name="T80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200"><text:span text:style-name="T109">Processo no IBAMA sob nº </text:span><text:span text:style-name="T109"><text:placeholder text:placeholder-type="text">&lt;for each="process in processes(o, 'IBAMA')"&gt;</text:placeholder></text:span><text:span text:style-name="T109"> </text:span><text:span text:style-name="T109"><text:placeholder text:placeholder-type="text">&lt;if test="process.open_official_letter_id"&gt;</text:placeholder></text:span><text:span text:style-name="T109"> </text:span><text:span text:style-name="T109"><text:placeholder text:placeholder-type="text">&lt;process.open_official_letter_id.protocol&gt;</text:placeholder></text:span><text:span text:style-name="T109"> </text:span><text:span text:style-name="T109"><text:placeholder text:placeholder-type="text">&lt;/if&gt;</text:placeholder></text:span><text:span text:style-name="T109"> </text:span><text:span text:style-name="T109"><text:placeholder text:placeholder-type="text">&lt;/for&gt;</text:placeholder></text:span></text:p>
        </text:list-item>
      </text:list>
      <text:p text:style-name="P195"/>
      <text:list xml:id="list2107494359" text:continue-list="list1186832437" text:style-name="WWNum5">
        <text:list-item>
          <text:p text:style-name="P202"><text:span text:style-name="Fuente_20_de_20_párrafo_20_predeter."><text:span text:style-name="T107">Informações e documentos exigidos no Anexo II, item 23 do Decreto 4.074/02 e do § 16 do Decreto 5.981/06. </text:span></text:span></text:p>
        </text:list-item>
      </text:list>
      <text:p text:style-name="P128"/>
      <text:p text:style-name="P129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1">Relatório de estudos de propriedades físico-químicas</text:span><text:span text:style-name="T70">.</text:span></text:p>
      <text:p text:style-name="P10"/>
      <text:p text:style-name="P10"/>
      <text:p text:style-name="P62">C.1 - Estado físico, aspecto, cor e odor </text:p>
      <text:p text:style-name="P18"/>
      <text:p text:style-name="P113"><text:placeholder text:placeholder-type="text">&lt;for each="study in studies(o, 'Estado Físico, aspecto, cor e odor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3"><text:placeholder text:placeholder-type="text">&lt;for each="study in studies(o, 'Solubilidade/Miscibil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59"><text:span text:style-name="T95">Ref.:</text:span><text:span text:style-name="T93"> </text:span>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</text:span><text:span text:style-name="T93"><text:placeholder text:placeholder-type="text">&lt;study.laboratory_id.name&gt;</text:placeholder></text:span><text:span text:style-name="T93">, </text:span><text:span text:style-name="T93"><text:placeholder text:placeholder-type="text">&lt;study.director_author_id.name&gt;</text:placeholder></text:span><text:span text:style-name="T93">, </text:span><text:span text:style-name="T93"><text:placeholder text:placeholder-type="text">&lt;study.number_of_pages&gt;</text:placeholder></text:span><text:span text:style-name="T93"> pag, </text:span><text:span text:style-name="T91"><text:placeholder text:placeholder-type="text">&lt;if test="study.end_date"&gt;</text:placeholder></text:span><text:span text:style-name="T91"><text:placeholder text:placeholder-type="text">&lt;formatLang(study.end_date,date=True)&gt;</text:placeholder></text:span><text:span text:style-name="T91"><text:placeholder text:placeholder-type="text">&lt;/if&gt;</text:placeholder></text:span><text:span text:style-name="T94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3"><text:placeholder text:placeholder-type="text">&lt;for each="study in studies(o, 'pH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3"><text:placeholder text:placeholder-type="text">&lt;for each="study in studies(o, 'Dens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3"><text:placeholder text:placeholder-type="text">&lt;for each="study in studies(o, 'Tensão superficial de soluçõ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bookmark-start text:name="bmkC17C181"/><field:fieldmark-start text:name="__Fieldmark__3966_990801037" field:type=""/><text:span text:style-name="T110">C.17 - Viscosidade </text:span><field:fieldmark-end/><text:bookmark-end text:name="bmkC17C181"/></text:p>
      <text:p text:style-name="P18"/>
      <text:p text:style-name="P113"><text:placeholder text:placeholder-type="text">&lt;for each="study in studies(o, 'Viscos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3"><text:placeholder text:placeholder-type="text">&lt;for each="study in studies(o, 'Corrosividade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52"><text:span text:style-name="T89">Ref.:</text:span><text:span text:style-name="T90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3"><text:placeholder text:placeholder-type="text">&lt;for each="study in studies(o, 'Estabilidade Térmica e ao Ar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7"><text:span text:style-name="T114"><text:s/></text:span><text:span text:style-name="T114"><text:placeholder text:placeholder-type="text">&lt;for each="study in studies(o, 'Ponto de Fulgor')"&gt;</text:placeholder></text:span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0">D.1 - <text:s/>Microrganismos – Ciclo do Carbono</text:span><text:span text:style-name="T106"> </text:span></text:p>
      <text:p text:style-name="P18"/>
      <text:p text:style-name="P113"><text:placeholder text:placeholder-type="text">&lt;for each="study in studies(o, 'Toxicidade para microorganismos - Ciclo de Nitrogêni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3"><text:placeholder text:placeholder-type="text">&lt;for each="study in studies(o, 'Toxicidade para microorganismos - Ciclo do Carbon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3"><text:placeholder text:placeholder-type="text">&lt;for each="study in studies(o, 'Toxicidade para alga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3"><text:placeholder text:placeholder-type="text">&lt;for each="study in studies(o, 'Toxicidade para organismos do sol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3"><text:placeholder text:placeholder-type="text">&lt;for each="study in studies(o, 'Toxicidade para abelha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3"><text:placeholder text:placeholder-type="text">&lt;for each="study in studies(o, 'Toxicidade aguda para microcrustáce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8"><text:soft-page-break/><text:placeholder text:placeholder-type="text">&lt;/for&gt;</text:placeholder></text:p>
      <text:p text:style-name="P67">D.6.1 - Peixes Agudo </text:p>
      <text:p text:style-name="P18"/>
      <text:p text:style-name="P113"><text:placeholder text:placeholder-type="text">&lt;for each="study in studies(o, 'Toxicidade aguda para peix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3"><text:placeholder text:placeholder-type="text">&lt;for each="study in studies(o, 'Toxicidade dose única (aves)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3"><text:placeholder text:placeholder-type="text">&lt;for each="study in studies(o, 'Toxicidade oral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3"><text:placeholder text:placeholder-type="text">&lt;for each="study in studies(o, 'Toxicidade inalatória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F.3.4 - Avaliação de lesões cutâneas. </text:p>
      <text:p text:style-name="P18"><text:soft-page-break/></text:p>
      <text:p text:style-name="P113"><text:placeholder text:placeholder-type="text">&lt;for each="study in studies(o, 'Irritação cutânea primária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29">F.4 - Avaliação de lesões oculares.</text:span><text:span text:style-name="T80"> </text:span></text:p>
      <text:p text:style-name="P18"/>
      <text:p text:style-name="P113"><text:placeholder text:placeholder-type="text">&lt;for each="study in studies(o, 'Irritação ocular curto prazo (coelhos)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3"><text:placeholder text:placeholder-type="text">&lt;for each="study in studies(o, 'Potencial genotóxico para procariont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5"/>
      <text:p text:style-name="P66">G.1.2 - Eucariontes. </text:p>
      <text:p text:style-name="P37"/>
      <text:p text:style-name="P113"><text:placeholder text:placeholder-type="text">&lt;for each="study in studies(o, 'Potencial genotóxico para eucariont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7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86"/>
      <text:p text:style-name="P18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87"><text:soft-page-break/>I - mesmo tipo de formulação;</text:p>
      <text:p text:style-name="P187">II - mesmas indicações de culturas e modalidades de emprego já registradas;</text:p>
      <text:p text:style-name="P187">III - aplicação de quantidade igual ou inferior de ingrediente ativo durante o ciclo ou safra da cultura; e</text:p>
      <text:p text:style-name="P187">IV - intervalo de segurança igual ou superior.</text:p>
      <text:p text:style-name="P187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6">Segue anexo “Método analítico para determinação de resíduos de </text:span><text:span text:style-name="T75"><text:placeholder text:placeholder-type="text">&lt;ing.ingredient_id.name&gt;</text:placeholder></text:span><text:span text:style-name="T76"> em diversas culturas”</text:span><text:span text:style-name="T79"> </text:span></text:p>
      <text:p text:style-name="P17"><text:s/></text:p>
      <text:p text:style-name="P150"><text:placeholder text:placeholder-type="text">&lt;/for&gt;</text:placeholder></text:p>
      <text:p text:style-name="P109"><text:bookmark-end text:name="bmkMetoSemResiduo"/></text:p>
      <text:p text:style-name="P62">Informações referentes a sua compatibilidade com outros produtos. </text:p>
      <text:p text:style-name="P111"/>
      <text:p text:style-name="P115"><text:placeholder text:placeholder-type="text">&lt;for each="inf in informations(o, 'Compatibilidade com outros produtos')"&gt;</text:placeholder></text:p>
      <text:p text:style-name="P116"><text:placeholder text:placeholder-type="text">&lt;insert_html(inf)&gt;</text:placeholder></text:p>
      <text:p text:style-name="P196"/>
      <text:p text:style-name="P196"><text:placeholder text:placeholder-type="text">&lt;/for&gt;</text:placeholder></text:p>
      <text:p text:style-name="P182"/>
      <text:p text:style-name="P62">Outros dados, informações ou documentos exigidos em normas complementares </text:p>
      <text:p text:style-name="P188"/>
      <text:p text:style-name="P65"><text:bookmark-start text:name="Bookmark2"/>ANEXO I, ITEM II DA PORTARIA NORMATIVA Nº84, DE 15 DE OUTUBRO DE 1996</text:p>
      <text:p text:style-name="P189"/>
      <text:p text:style-name="P35"><text:span text:style-name="T70">Modelos de bula e rótulo: </text:span><text:span text:style-name="T76">(</text:span><text:span text:style-name="T70">Anexo 13.10</text:span><text:span text:style-name="T76">)</text:span></text:p>
      <text:p text:style-name="P189"/>
      <text:p text:style-name="P7">Segue anexo modelo de bula e rótulo - via eletrônica (CD – anexo à capa do requerimento) e via impressa.</text:p>
      <text:p text:style-name="P190"/>
      <text:p text:style-name="P12">Descrição das embalagens: tipo, material, capacidade volumétrica e tipo de rotulagem:</text:p>
      <text:p text:style-name="P10"><text:bookmark-start text:name="bmkEmbTipo1"/></text:p>
      <text:list xml:id="list390862952" text:style-name="WWNum43">
        <text:list-header>
          <text:p text:style-name="P197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A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6"><text:placeholder text:placeholder-type="text">&lt;as_list(packaging.packaging_capacity_ids, '; ')&gt;</text:placeholder></text:span><text:span text:style-name="T6"> </text:span><text:span text:style-name="Fuente_20_de_20_párrafo_20_predeter."><text:span text:style-name="T7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4" office:value-type="string">
            <text:p text:style-name="P34"><text:placeholder text:placeholder-type="text">&lt;/for&gt;</text:placeholder></text:p>
          </table:table-cell>
          <table:table-cell table:style-name="Tabla4.B4" office:value-type="string">
            <text:p text:style-name="P38"/>
          </table:table-cell>
          <table:table-cell table:style-name="Tabla4.C4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6">Segue anexas </text:span><text:span text:style-name="T70">à capa do requerimento</text:span><text:span text:style-name="T76">: </text:span></text:p>
      <text:p text:style-name="P7"/>
      <text:p text:style-name="P106"><text:placeholder text:placeholder-type="text">&lt;for each="tax in taxes(o)"&gt;</text:placeholder></text:p>
      <text:p text:style-name="P106"/>
      <text:p text:style-name="P181"><text:soft-page-break/><text:span text:style-name="T76">- 2 vias do Peticionamento Eletrônico nº </text:span><text:span text:style-name="T73"><text:placeholder text:placeholder-type="text">&lt;tax.reference&gt;</text:placeholder></text:span><text:span text:style-name="T73"> </text:span><text:span text:style-name="T76">gerado no Sistema de Serviços On-line.</text:span></text:p>
      <text:p text:style-name="P193"/>
      <text:p text:style-name="P181"><text:span text:style-name="T76">- Comprovante de pagamento da taxa de conferência de documentação técnica para avaliação e registro de agrotóxicos e afins no valor de R$ </text:span><text:span text:style-name="T73"><text:placeholder text:placeholder-type="text">&lt;tax.amount&gt;</text:placeholder></text:span></text:p>
      <text:p text:style-name="P7"/>
      <text:p text:style-name="P181"><text:span text:style-name="T76">- Justificativa esclarecendo as diferenças de dados numéricos entre o Peticionamento Eletrônico nº </text:span><text:span text:style-name="T73"><text:placeholder text:placeholder-type="text">&lt;tax.reference&gt;</text:placeholder></text:span><text:span text:style-name="T73"> </text:span><text:span text:style-name="T76">e o Requerimento de Registro de</text:span><text:span text:style-name="T71"> </text:span><text:span text:style-name="T108"><text:placeholder text:placeholder-type="text">&lt;o.formulated_product_id.name&gt;</text:placeholder></text:span></text:p>
      <text:p text:style-name="P180"/>
      <text:p text:style-name="P118"><text:span text:style-name="T77"><text:s text:c="5"/>- </text:span><text:bookmark-start text:name="Bookmark3"/><text:span text:style-name="T77">CD com as FISPQS e FE dos componentes utilizados na formulação do produto</text:span><text:span text:style-name="T71"> </text:span><text:span text:style-name="T108"><text:placeholder text:placeholder-type="text">&lt;o.formulated_product_id.name&gt;</text:placeholder></text:span></text:p>
      <text:p text:style-name="P191"/>
      <text:p text:style-name="P110"><text:placeholder text:placeholder-type="text">&lt;/for&gt;</text:placeholder></text:p>
      <text:p text:style-name="P191"/>
      <text:p text:style-name="P191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bookmark-start text:name="Bookmark8"/><text:span text:style-name="T78">Segue RET nº </text:span><text:span text:style-name="T78"><text:placeholder text:placeholder-type="text">&lt;ret.ret_registry_id.name&gt;</text:placeholder></text:span><text:span text:style-name="T78"> emitido em </text:span><text:span text:style-name="T84"><text:placeholder text:placeholder-type="text">&lt;if test="ret.ret_registry_id.registry_date"&gt;</text:placeholder></text:span><text:span text:style-name="T78"><text:placeholder text:placeholder-type="text">&lt;ret.ret_registry_id.registry_date&gt;</text:placeholder></text:span><text:span text:style-name="T84"><text:placeholder text:placeholder-type="text">&lt;/if&gt;</text:placeholder></text:span><text:span text:style-name="T78"> com validade até </text:span><text:span text:style-name="T84"><text:placeholder text:placeholder-type="text">&lt;if test="ret.ret_registry_id.registry_expiration_date"&gt;</text:placeholder></text:span><text:span text:style-name="T78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78"> que suporta as pesquisas realizadas para o produto</text:span><text:bookmark-end text:name="Bookmark8"/><text:span text:style-name="T78"> </text:span><text:span text:style-name="T78"><text:placeholder text:placeholder-type="text">&lt;o.formulated_product_id.name&gt;</text:placeholder></text:span></text:p>
      <text:p text:style-name="P8"><text:placeholder text:placeholder-type="text">&lt;/for&gt;</text:placeholder></text:p>
      <text:p text:style-name="P188"/>
      <text:p text:style-name="P35"><text:span text:style-name="T71">Metodologia validada para determinação de teor de ingrediente ativo no produto formulado, de acordo com a ABNT ou norma internacionalmente reconhecida (</text:span><text:span text:style-name="T72">Anexo 23.7.1</text:span><text:span text:style-name="T71">)</text:span></text:p>
      <text:p text:style-name="P112"><text:placeholder text:placeholder-type="text">&lt;for each="ing in cqqs(o,'chemical')"&gt;</text:placeholder></text:p>
      <text:p text:style-name="P110"/>
      <text:p text:style-name="P35"><text:span text:style-name="T78">Segue anexo o Método de Análise de Teor validado do(s) ingrediente(s) ativo(s) </text:span><text:span text:style-name="T75"><text:placeholder text:placeholder-type="text">&lt;ing.ingredient_id.name&gt;</text:placeholder></text:span><text:span text:style-name="T78"> em produtos técnico e formulado, conforme NBR-14029.</text:span></text:p>
      <text:p text:style-name="P151"/>
      <text:p text:style-name="P150"><text:placeholder text:placeholder-type="text">&lt;/for&gt;</text:placeholder></text:p>
      <text:p text:style-name="P114"><text:placeholder text:placeholder-type="text">&lt;for each="study in studies(o, 'Método Analítico de Teor/Validação')"&gt;</text:placeholder></text:p>
      <text:p text:style-name="P152"><text:span text:style-name="T111">Ref</text:span><text:span text:style-name="T112">.: </text:span><text:span text:style-name="T113"><text:placeholder text:placeholder-type="text">&lt;study.reference&gt;</text:placeholder></text:span><text:span text:style-name="T113">, </text:span><text:span text:style-name="T113"><text:placeholder text:placeholder-type="text">&lt;study.name&gt;</text:placeholder></text:span><text:span text:style-name="T113">,</text:span><text:span text:style-name="T113"><text:placeholder text:placeholder-type="text">&lt;study.laboratory_id.name&gt;</text:placeholder></text:span><text:span text:style-name="T113">, </text:span><text:span text:style-name="T113"><text:placeholder text:placeholder-type="text">&lt;study.director_author_id.name&gt;</text:placeholder></text:span><text:span text:style-name="T113">, <text:s text:c="5"/></text:span><text:span text:style-name="T113"><text:placeholder text:placeholder-type="text">&lt;study.number_of_pages&gt;</text:placeholder></text:span><text:span text:style-name="T113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4"/>
      <text:p text:style-name="P133"><text:placeholder text:placeholder-type="text">&lt;/for&gt;</text:placeholder></text:p>
      <text:p text:style-name="P133"><text:placeholder text:placeholder-type="text">&lt;/if&gt;</text:placeholder></text:p>
      <text:p text:style-name="P128"/>
      <text:p text:style-name="P128"/>
      <text:p text:style-name="P80"><text:span text:style-name="T81">Curitiba, </text:span><text:span text:style-name="T33"><text:date style:data-style-name="N76" text:date-value="2013-09-30T15:44:10" text:fixed="true">30 de setembro de 2013</text:date></text:span><text:span text:style-name="T81"> </text:span></text:p>
      <text:p text:style-name="P78"/>
      <text:p text:style-name="P78"/>
      <text:p text:style-name="P78"/>
      <text:p text:style-name="P78"><text:soft-page-break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8</meta:editing-cycles>
    <meta:creation-date>2013-06-25T18:02:18</meta:creation-date>
    <dc:date>2013-11-15T15:35:30</dc:date>
    <meta:editing-duration>PT17H16M34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7" meta:word-count="2638" meta:character-count="28080" meta:non-whitespace-character-count="25777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